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5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enchmarkII_s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eps=0.1</text:p>
          </table:table-cell>
          <table:table-cell table:style-name="ce3" office:value-type="string" calcext:value-type="string" table:number-columns-spanned="3" table:number-rows-spanned="1">
            <text:p>cell centered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vertex base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</table:table-row>
        <table:table-row table:style-name="ro1">
          <table:table-cell table:style-name="ce2" office:value-type="float" office:value="0.0001" calcext:value-type="float">
            <text:p>1.00E-04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.66985245132246" calcext:value-type="float">
            <text:p>6.6699</text:p>
          </table:table-cell>
          <table:table-cell office:value-type="float" office:value="25.6795729615912" calcext:value-type="float">
            <text:p>25.6796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6.64284390288035" calcext:value-type="float">
            <text:p>6.6428</text:p>
          </table:table-cell>
          <table:table-cell office:value-type="float" office:value="26.6154865330072" calcext:value-type="float">
            <text:p>26.6155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.66974523089265" calcext:value-type="float">
            <text:p>6.6697</text:p>
          </table:table-cell>
          <table:table-cell office:value-type="float" office:value="25.6793975769491" calcext:value-type="float">
            <text:p>25.6794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6.64272343979715" calcext:value-type="float">
            <text:p>6.6427</text:p>
          </table:table-cell>
          <table:table-cell office:value-type="float" office:value="26.6152865273924" calcext:value-type="float">
            <text:p>26.6153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.66973458816094" calcext:value-type="float">
            <text:p>6.6697</text:p>
          </table:table-cell>
          <table:table-cell office:value-type="float" office:value="25.6793800775665" calcext:value-type="float">
            <text:p>25.6794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6.64271152857034" calcext:value-type="float">
            <text:p>6.6427</text:p>
          </table:table-cell>
          <table:table-cell office:value-type="float" office:value="26.6152665764048" calcext:value-type="float">
            <text:p>26.6153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6.39566175960073" calcext:value-type="float">
            <text:p>6.3957</text:p>
          </table:table-cell>
          <table:table-cell office:value-type="float" office:value="26.2163793048392" calcext:value-type="float">
            <text:p>26.2164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6.39643593487961" calcext:value-type="float">
            <text:p>6.3964</text:p>
          </table:table-cell>
          <table:table-cell office:value-type="float" office:value="26.178256518638" calcext:value-type="float">
            <text:p>26.1783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6.39565153643135" calcext:value-type="float">
            <text:p>6.3957</text:p>
          </table:table-cell>
          <table:table-cell office:value-type="float" office:value="26.2163597408604" calcext:value-type="float">
            <text:p>26.2164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6.39642573559326" calcext:value-type="float">
            <text:p>6.3964</text:p>
          </table:table-cell>
          <table:table-cell office:value-type="float" office:value="26.1782365880645" calcext:value-type="float">
            <text:p>26.1782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254" calcext:value-type="float">
            <text:p>254</text:p>
          </table:table-cell>
          <table:table-cell table:style-name="ce4" office:value-type="float" office:value="6.35090863157609" calcext:value-type="float">
            <text:p>6.3509</text:p>
          </table:table-cell>
          <table:table-cell office:value-type="float" office:value="26.0519056251288" calcext:value-type="float">
            <text:p>26.0519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6.35076187292337" calcext:value-type="float">
            <text:p>6.3508</text:p>
          </table:table-cell>
          <table:table-cell office:value-type="float" office:value="26.0509334433038" calcext:value-type="float">
            <text:p>26.050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6:53:15.376872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57:33.561787004</dc:date>
    <meta:editing-duration>PT6M38S</meta:editing-duration>
    <meta:editing-cycles>3</meta:editing-cycles>
    <meta:generator>LibreOffice/5.2.7.2$Linux_X86_64 LibreOffice_project/20m0$Build-2</meta:generator>
    <meta:document-statistic meta:table-count="1" meta:cell-count="52" meta:object-count="0"/>
  </office:meta>
</office:document-meta>
</file>